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13315389143195155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738421599615599564"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30971463073863424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20768711035649427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4655823191481906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497374223354428733"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96639832662468861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54814427467720689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6407668" text:continue-list="list796639832662468861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240502119108972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6404225"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639158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6409130" text:continue-numbering="true" text:style-name="L9">
        <text:list-item>
          <text:list>
            <text:list-header>
              <text:p text:style-name="P192">Warm down: <text:span text:style-name="T2">0.25 mile jog home</text:span></text:p>
              <text:p text:style-name="P193"/>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6407173"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6407072"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7934623262893864499"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83746334872831880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56384852731036466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6396862" text:continue-numbering="true" text:style-name="L12">
        <text:list-item>
          <text:list>
            <text:list-header>
              <text:p text:style-name="P197">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30983060068487353" text:style-name="L13">
        <text:list-item>
          <text:list>
            <text:list-header>
              <text:p text:style-name="P186">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4727574801386086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42916244445201674" text:style-name="L15">
        <text:list-item>
          <text:list>
            <text:list-header>
              <text:p text:style-name="P172">1.5 miles averaging about 9:40/mile and rest 1 min</text:p>
            </text:list-header>
          </text:list>
        </text:list-item>
      </text:list>
      <text:p text:style-name="P23">1 mile in 8:26 and rest 2 min</text:p>
      <text:list xml:id="list8313013218398708233"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049171606228313592" text:style-name="L17">
        <text:list-item>
          <text:list>
            <text:list-header>
              <text:p text:style-name="P174">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6397475" text:continue-numbering="true" text:style-name="L17">
        <text:list-item>
          <text:list>
            <text:list-header>
              <text:p text:style-name="P174">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127470216974902201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7166942474673513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623322044755549122"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6393725" text:continue-list="list1271669424746735138" text:style-name="L19">
        <text:list-item>
          <text:list>
            <text:list-header>
              <text:p text:style-name="P176">(Pace*HR)=1240</text:p>
            </text:list-header>
          </text:list>
        </text:list-item>
      </text:list>
      <text:list xml:id="list26410178" text:continue-list="list1274702169749022012" text:style-name="L18">
        <text:list-item>
          <text:list>
            <text:list-header>
              <text:p text:style-name="P175">2 miles at 10:46/mile Ave HR= 121 bpm and rest a few minutes</text:p>
            </text:list-header>
          </text:list>
        </text:list-item>
      </text:list>
      <text:list xml:id="list26396345" text:continue-list="list2639372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639089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51700438424159210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67720658546779532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093900506573026465"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368611575555758049" text:style-name="L24">
        <text:list-item>
          <text:p text:style-name="P196">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24084869307295591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39223855357152446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6385584" text:continue-numbering="true" text:style-name="L26">
        <text:list-item>
          <text:list>
            <text:list-header>
              <text:p text:style-name="P180">0.1 mile lead in to a 4 mile run</text:p>
              <text:p text:style-name="P189">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6413493"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6409096525732362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37204546804945991"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05508183413522925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74490916889122540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615753302332256950"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in </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10"/>
      <text:p text:style-name="P10"/>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text:soft-page-break/>June 10, 2023 13.25 miles at 11:21/mile, no stop, Ave Pulse:127bpm, Max Pulse:140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952065581557554640"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0T06:15:04.87</dc:date>
    <dc:creator>James Lombardi</dc:creator>
    <meta:editing-duration>P21DT20M50S</meta:editing-duration>
    <meta:editing-cycles>1687</meta:editing-cycles>
    <meta:generator>OpenOffice/4.1.2$Win32 OpenOffice.org_project/412m3$Build-9782</meta:generator>
    <meta:document-statistic meta:table-count="0" meta:image-count="9" meta:object-count="0" meta:page-count="173" meta:paragraph-count="4960" meta:word-count="53971" meta:character-count="276553"/>
  </office:meta>
</office:document-meta>
</file>